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89d8a" officeooo:paragraph-rsid="00189d8a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9d8a" officeooo:paragraph-rsid="00189d8a" style:font-size-asian="10.5pt" style:font-weight-asian="bold" style:font-size-complex="12pt" style:font-weight-complex="bold"/>
    </style:style>
    <style:style style:name="P3" style:family="paragraph" style:parent-style-name="Text_20_body">
      <style:text-properties officeooo:paragraph-rsid="001bb52d"/>
    </style:style>
    <style:style style:name="P4" style:family="paragraph" style:parent-style-name="Text_20_body">
      <style:text-properties fo:font-weight="bold" officeooo:rsid="001e353c" officeooo:paragraph-rsid="001e353c" style:font-weight-asian="bold" style:font-weight-complex="bold"/>
    </style:style>
    <style:style style:name="P5" style:family="paragraph" style:parent-style-name="Text_20_body">
      <style:paragraph-properties fo:break-before="page"/>
      <style:text-properties fo:font-weight="bold" officeooo:rsid="001e353c" officeooo:paragraph-rsid="001e353c" style:font-weight-asian="bold" style:font-weight-complex="bold"/>
    </style:style>
    <style:style style:name="P6" style:family="paragraph" style:parent-style-name="Text_20_body">
      <style:text-properties officeooo:rsid="00190720" officeooo:paragraph-rsid="00200ce5"/>
    </style:style>
    <style:style style:name="P7" style:family="paragraph" style:parent-style-name="Text_20_body" style:list-style-name="L1">
      <style:text-properties officeooo:paragraph-rsid="001bb52d"/>
    </style:style>
    <style:style style:name="P8" style:family="paragraph" style:parent-style-name="Text_20_body" style:list-style-name="L1">
      <style:text-properties fo:font-weight="normal" officeooo:rsid="001bb52d" officeooo:paragraph-rsid="001bb52d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1bb52d" officeooo:paragraph-rsid="001bb52d" style:font-weight-asian="normal" style:font-weight-complex="normal"/>
    </style:style>
    <style:style style:name="P10" style:family="paragraph" style:parent-style-name="Text_20_body" style:list-style-name="L4">
      <style:text-properties fo:font-weight="normal" officeooo:rsid="001bb52d" officeooo:paragraph-rsid="001bb52d" style:font-weight-asian="normal" style:font-weight-complex="normal"/>
    </style:style>
    <style:style style:name="P11" style:family="paragraph" style:parent-style-name="Text_20_body" style:list-style-name="L5">
      <style:text-properties fo:font-weight="normal" officeooo:rsid="001bb52d" officeooo:paragraph-rsid="001bb52d" style:font-weight-asian="normal" style:font-weight-complex="normal"/>
    </style:style>
    <style:style style:name="P12" style:family="paragraph" style:parent-style-name="Text_20_body">
      <style:text-properties fo:font-weight="normal" officeooo:rsid="001e353c" officeooo:paragraph-rsid="001e353c" style:font-weight-asian="normal" style:font-weight-complex="normal"/>
    </style:style>
    <style:style style:name="P13" style:family="paragraph" style:parent-style-name="Text_20_body" style:list-style-name="L1">
      <style:text-properties fo:font-style="italic" style:text-underline-style="solid" style:text-underline-width="auto" style:text-underline-color="font-color" fo:font-weight="normal" officeooo:rsid="001bb52d" officeooo:paragraph-rsid="001bb52d" style:font-style-asian="italic" style:font-weight-asian="normal" style:font-style-complex="italic" style:font-weight-complex="normal"/>
    </style:style>
    <style:style style:name="P14" style:family="paragraph" style:parent-style-name="Text_20_body" style:list-style-name="L3">
      <style:text-properties fo:font-style="italic" style:text-underline-style="solid" style:text-underline-width="auto" style:text-underline-color="font-color" fo:font-weight="normal" officeooo:rsid="001bb52d" officeooo:paragraph-rsid="001bb52d" style:font-style-asian="italic" style:font-weight-asian="normal" style:font-style-complex="italic" style:font-weight-complex="normal"/>
    </style:style>
    <style:style style:name="P15" style:family="paragraph" style:parent-style-name="Text_20_body" style:list-style-name="L5">
      <style:text-properties fo:font-style="italic" style:text-underline-style="solid" style:text-underline-width="auto" style:text-underline-color="font-color" fo:font-weight="normal" officeooo:rsid="001bb52d" officeooo:paragraph-rsid="001bb52d" style:font-style-asian="italic" style:font-weight-asian="normal" style:font-style-complex="italic" style:font-weight-complex="normal"/>
    </style:style>
    <style:style style:name="P1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in" fo:margin-right="0in" fo:margin-top="0in" fo:margin-bottom="0in" fo:line-height="100%" fo:text-indent="0in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align="center" fo:text-indent="0in"/>
    </style:style>
    <style:style style:name="P2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de79" style:font-weight-asian="normal" style:font-weight-complex="normal"/>
    </style:style>
    <style:style style:name="T3" style:family="text">
      <style:text-properties fo:font-weight="normal" officeooo:rsid="001bb52d" style:font-weight-asian="normal" style:font-weight-complex="normal"/>
    </style:style>
    <style:style style:name="T4" style:family="text">
      <style:text-properties fo:font-weight="normal" officeooo:rsid="001cfe3b" style:font-weight-asian="normal" style:font-weight-complex="normal"/>
    </style:style>
    <style:style style:name="T5" style:family="text">
      <style:text-properties fo:font-weight="normal" officeooo:rsid="00200ce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normal" officeooo:rsid="001bb52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bb52d" style:font-style-asian="italic" style:font-weight-asian="normal" style:font-style-complex="italic" style:font-weight-complex="normal"/>
    </style:style>
    <style:style style:name="T9" style:family="text">
      <style:text-properties officeooo:rsid="001bb52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126in" fo:min-width="0.7693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5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709in" fo:min-width="1.5083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35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solid" draw:stroke-dash="Dash_20_Dot_20_4" svg:stroke-width="0in" svg:stroke-color="#333333" draw:marker-start="" draw:marker-start-width="0.0783in" draw:marker-start-center="false" draw:marker-end="Arrow_20_larg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176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52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5307in" fo:min-width="1.5083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5.560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272in" fo:min-width="0.907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52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701in" fo:min-width="1.5083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2866in" fo:min-width="0.907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253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252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701in" fo:min-width="1.233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709in" fo:min-width="1.233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326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auto-grow-height="true" draw:auto-grow-width="false" fo:min-height="0.195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4508in" fo:min-width="1.09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auto-grow-height="true" draw:auto-grow-width="false" fo:min-height="0.35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2547in" fo:min-width="1.09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160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0957in" fo:min-width="0.144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auto-grow-height="true" draw:auto-grow-width="false" fo:min-height="0.196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11in" fo:min-width="0.798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264in" fo:min-width="0.940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54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689in" fo:min-width="1.559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693in" fo:min-width="1.559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2854in" fo:min-width="0.940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2516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2862in" fo:min-width="0.940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689in" fo:min-width="1.2756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3693in" fo:min-width="1.2756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516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auto-grow-height="true" draw:auto-grow-width="false" fo:min-height="0.194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4484in" fo:min-width="1.136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2543in" fo:min-width="1.137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4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171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5283in" fo:min-width="1.559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4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4.670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0945in" fo:min-width="0.2346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’investigation</text:p>
      <text:p text:style-name="P2"/>
      <text:p text:style-name="P2"/>
      <text:p text:style-name="Text_20_body"><text:span text:style-name="T6">Problèmematique</text:span>: <text:span text:style-name="T1">Evaluer la performance d’algo de recherche déclenchés à partir de la barre de recherche principale.</text:span></text:p>
      <text:p text:style-name="Text_20_body"><text:span text:style-name="T1"/></text:p>
      <text:p text:style-name="P6"><text:span text:style-name="T6">Algo 1</text:span><text:span text:style-name="T1"> : Utilisation des boucles natives de JS (ici: loop for), </text:span><text:span text:style-name="T5">Annexe 1</text:span><text:span text:style-name="T1"> </text:span></text:p>
      <text:list text:style-name="L1">
        <text:list-item>
          <text:p text:style-name="P7"><text:span text:style-name="T7">Avantage</text:span><text:span text:style-name="T8">:</text:span><text:span text:style-name="T3"> <text:s/></text:span></text:p>
          <text:list>
            <text:list-item>
              <text:p text:style-name="P8">maîtrise totale du code.</text:p>
            </text:list-item>
            <text:list-item>
              <text:p text:style-name="P8">Pas de souci d’implémentation quant aux changements de version du JS.</text:p>
            </text:list-item>
          </text:list>
        </text:list-item>
        <text:list-item>
          <text:p text:style-name="P13">Inconvénients:</text:p>
        </text:list-item>
      </text:list>
      <text:list text:style-name="L2">
        <text:list-item>
          <text:list>
            <text:list-item>
              <text:p text:style-name="P9">moins performant.</text:p>
            </text:list-item>
            <text:list-item>
              <text:p text:style-name="P9">Code moins “lisible”</text:p>
            </text:list-item>
          </text:list>
        </text:list-item>
      </text:list>
      <text:p text:style-name="P6"><text:span text:style-name="T6">Algo 2</text:span><text:span text:style-name="T1"> : Utilisation des methodes implémentées pour l</text:span><text:span text:style-name="T4">a structure</text:span><text:span text:style-name="T1"> array </text:span><text:span text:style-name="T2">(ici filter-includes; some-includes), </text:span><text:span text:style-name="T5">Annexe 2</text:span></text:p>
      <text:list text:style-name="L3">
        <text:list-item>
          <text:p text:style-name="P14">Avantages:</text:p>
        </text:list-item>
      </text:list>
      <text:list text:style-name="L4">
        <text:list-item>
          <text:list>
            <text:list-item>
              <text:p text:style-name="P10">code très “explicite”, preque comme le langage parlé.</text:p>
            </text:list-item>
            <text:list-item>
              <text:p text:style-name="P10">plus performant que les boucles natives.<text:tab/></text:p>
            </text:list-item>
          </text:list>
        </text:list-item>
      </text:list>
      <text:list text:style-name="L5">
        <text:list-item>
          <text:p text:style-name="P15">Inconvénients:</text:p>
          <text:list>
            <text:list-item>
              <text:p text:style-name="P11">lire la documentation</text:p>
            </text:list-item>
          </text:list>
        </text:list-item>
      </text:list>
      <text:p text:style-name="P3"><text:span text:style-name="T3"/></text:p>
      <text:p text:style-name="P4"><text:span text:style-name="T9">S</text:span>olution retenue :</text:p>
      <text:p text:style-name="P12">Nous retenons l’utilisation de l’algo 2, outre sa performance, il est plus explicite: ce qui favorise la relecture du code; et plus tard, le debug et la maintenance. </text:p>
      <text:p text:style-name="P4"><text:span text:style-name="T1"/></text:p>
      <text:p text:style-name="P5"><draw:g text:anchor-type="paragraph" draw:z-index="0" draw:name="Group object 1" draw:style-name="gr1"><draw:g draw:style-name="gr2"><draw:custom-shape draw:style-name="gr28" draw:text-style-name="P16" svg:width="1.9906in" svg:height="0.8189in" svg:x="0.687in" svg:y="1.857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4" draw:text-style-name="P18" svg:width="1.4925in" svg:height="0.4512in" svg:x="1.0181in" svg:y="2.135in"><draw:text-box><text:p text:style-name="P17"><text:span text:style-name="T10">Nb caratères &gt;= 3 ? </text:span></text:p></draw:text-box></draw:frame></draw:g><draw:custom-shape draw:style-name="gr29" draw:text-style-name="P16" svg:width="2.2748in" svg:height="0.8488in" svg:x="0.5024in" svg:y="5.281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30" draw:text-style-name="P18" svg:width="1.7059in" svg:height="0.4539in" svg:x="0.8815in" svg:y="5.4961in"><draw:text-box><text:p text:style-name="P17"><text:span text:style-name="T10">Verifier s’ils sont dans le nom de la recette ?</text:span></text:p></draw:text-box></draw:frame><draw:custom-shape draw:style-name="gr31" draw:text-style-name="P16" svg:width="1.7567in" svg:height="0.4677in" svg:x="0.9209in" svg:y="3.2055in"><text:p/><draw:enhanced-geometry svg:viewBox="0 0 21600 21600" draw:type="rectangle" draw:enhanced-path="M 0 0 L 21600 0 21600 21600 0 21600 0 0 Z N"/></draw:custom-shape><draw:frame draw:style-name="gr6" draw:text-style-name="P20" svg:width="1.7567in" svg:height="0.4512in" svg:x="0.9209in" svg:y="3.2807in"><draw:text-box><text:p text:style-name="P19"><text:span text:style-name="T10">Parcourir la liste initiale des recettes</text:span></text:p></draw:text-box></draw:frame><draw:custom-shape draw:style-name="gr32" draw:text-style-name="P16" svg:width="1.7567in" svg:height="0.4685in" svg:x="0.8106in" svg:y="4.2362in"><text:p/><draw:enhanced-geometry svg:viewBox="0 0 21600 21600" draw:type="rectangle" draw:enhanced-path="M 0 0 L 21600 0 21600 21600 0 21600 0 0 Z N"/></draw:custom-shape><draw:frame draw:style-name="gr6" draw:text-style-name="P20" svg:width="1.7567in" svg:height="0.4512in" svg:x="0.8106in" svg:y="4.3118in"><draw:text-box><text:p text:style-name="P19"><text:span text:style-name="T10">Pour chaque</text:span></text:p><text:p text:style-name="P19"><text:span text:style-name="T10">recette</text:span></text:p></draw:text-box></draw:frame><draw:custom-shape draw:style-name="gr33" draw:text-style-name="P16" svg:width="2.2748in" svg:height="0.7677in" svg:x="0.539in" svg:y="6.357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3" draw:text-style-name="P16" svg:width="1.7051in" svg:height="0.6268in" svg:x="0.9189in" svg:y="6.4906in"><draw:text-box><text:p text:style-name="P19"><text:span text:style-name="T10">Verifier s’ils sont dans la descrption de la recette ?</text:span></text:p></draw:text-box></draw:frame><draw:frame draw:style-name="gr17" draw:text-style-name="P22" svg:width="0.4685in" svg:height="0.3516in" svg:x="1.1488in" svg:y="6.1465in"><draw:text-box><text:p text:style-name="P17"><text:span text:style-name="T12">Non</text:span></text:p></draw:text-box></draw:frame><draw:frame draw:style-name="gr8" draw:text-style-name="P21" svg:width="0.4689in" svg:height="0.2752in" svg:x="2.8445in" svg:y="5.4106in"><draw:text-box><text:p text:style-name="P17"><text:span text:style-name="T10">Oui</text:span></text:p></draw:text-box></draw:frame><draw:line draw:style-name="gr7" draw:text-style-name="P16" svg:x1="1.7154in" svg:y1="2.6646in" svg:x2="1.7154in" svg:y2="3.2492in"><text:p/></draw:line><draw:line draw:style-name="gr7" draw:text-style-name="P16" svg:x1="2.7854in" svg:y1="5.7126in" svg:x2="3.3705in" svg:y2="5.7126in"><text:p/></draw:line><draw:frame draw:style-name="gr34" draw:text-style-name="P22" svg:width="0.4685in" svg:height="0.3504in" svg:x="1.1307in" svg:y="7.1417in"><draw:text-box><text:p text:style-name="P17"><text:span text:style-name="T12">Non</text:span></text:p></draw:text-box></draw:frame><draw:line draw:style-name="gr7" draw:text-style-name="P16" svg:x1="1.6764in" svg:y1="8.9819in" svg:x2="1.6764in" svg:y2="9.3559in"><text:p/></draw:line><draw:custom-shape draw:style-name="gr35" draw:text-style-name="P16" svg:width="2.2748in" svg:height="0.7685in" svg:x="0.539in" svg:y="7.351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3" draw:text-style-name="P16" svg:width="1.7051in" svg:height="0.6268in" svg:x="0.9189in" svg:y="7.485in"><draw:text-box><text:p text:style-name="P19"><text:span text:style-name="T10">Verifier s’ils sont dans les ingrédients de la recette ?</text:span></text:p></draw:text-box></draw:frame><draw:line draw:style-name="gr7" draw:text-style-name="P16" svg:x1="1.6949in" svg:y1="4.7465in" svg:x2="1.6949in" svg:y2="5.3122in"><text:p/></draw:line><draw:line draw:style-name="gr7" draw:text-style-name="P16" svg:x1="1.6949in" svg:y1="3.715in" svg:x2="1.6949in" svg:y2="4.2807in"><text:p/></draw:line><draw:custom-shape draw:style-name="gr36" draw:text-style-name="P16" svg:width="1.4732in" svg:height="0.4677in" svg:x="3.3173in" svg:y="5.4524in"><text:p/><draw:enhanced-geometry svg:viewBox="0 0 21600 21600" draw:type="rectangle" draw:enhanced-path="M 0 0 L 21600 0 21600 21600 0 21600 0 0 Z N"/></draw:custom-shape><draw:frame draw:style-name="gr6" draw:text-style-name="P20" svg:width="1.3567in" svg:height="0.4512in" svg:x="3.3173in" svg:y="5.4909in"><draw:text-box><text:p text:style-name="P19"><text:span text:style-name="T10">Mettre nomMatch = oui</text:span></text:p></draw:text-box></draw:frame><draw:frame draw:style-name="gr8" draw:text-style-name="P21" svg:width="0.4689in" svg:height="0.2752in" svg:x="2.8445in" svg:y="6.4417in"><draw:text-box><text:p text:style-name="P17"><text:span text:style-name="T10">Oui</text:span></text:p></draw:text-box></draw:frame><draw:line draw:style-name="gr7" draw:text-style-name="P16" svg:x1="2.7854in" svg:y1="6.7441in" svg:x2="3.3705in" svg:y2="6.7441in"><text:p/></draw:line><draw:custom-shape draw:style-name="gr37" draw:text-style-name="P16" svg:width="1.4732in" svg:height="0.4685in" svg:x="3.3173in" svg:y="6.4835in"><text:p/><draw:enhanced-geometry svg:viewBox="0 0 21600 21600" draw:type="rectangle" draw:enhanced-path="M 0 0 L 21600 0 21600 21600 0 21600 0 0 Z N"/></draw:custom-shape><draw:frame draw:style-name="gr6" draw:text-style-name="P20" svg:width="1.5217in" svg:height="0.4512in" svg:x="3.2689in" svg:y="6.5307in"><draw:text-box><text:p text:style-name="P19"><text:span text:style-name="T10">Mettre descrptMatch = oui</text:span></text:p></draw:text-box></draw:frame><draw:frame draw:style-name="gr8" draw:text-style-name="P21" svg:width="0.4689in" svg:height="0.2752in" svg:x="2.8445in" svg:y="7.4362in"><draw:text-box><text:p text:style-name="P17"><text:span text:style-name="T10">Oui</text:span></text:p></draw:text-box></draw:frame><draw:line draw:style-name="gr7" draw:text-style-name="P16" svg:x1="2.7854in" svg:y1="7.7386in" svg:x2="3.3705in" svg:y2="7.7386in"><text:p/></draw:line><draw:custom-shape draw:style-name="gr36" draw:text-style-name="P16" svg:width="1.4732in" svg:height="0.4677in" svg:x="3.3173in" svg:y="7.4409in"><text:p/><draw:enhanced-geometry svg:viewBox="0 0 21600 21600" draw:type="rectangle" draw:enhanced-path="M 0 0 L 21600 0 21600 21600 0 21600 0 0 Z N"/></draw:custom-shape><draw:frame draw:style-name="gr38" draw:text-style-name="P23" svg:width="1.5898in" svg:height="0.615in" svg:x="3.2815in" svg:y="7.4799in"><draw:text-box><text:p text:style-name="P19"><text:span text:style-name="T12">Mettre ingredientMatch = oui</text:span></text:p></draw:text-box></draw:frame><draw:line draw:style-name="gr7" draw:text-style-name="P16" svg:x1="4.7764in" svg:y1="5.639in" svg:x2="5.3614in" svg:y2="5.639in"><text:p/></draw:line><draw:line draw:style-name="gr7" draw:text-style-name="P16" svg:x1="4.7764in" svg:y1="6.7071in" svg:x2="5.3614in" svg:y2="6.7071in"><text:p/></draw:line><draw:line draw:style-name="gr7" draw:text-style-name="P16" svg:x1="4.7909in" svg:y1="7.6189in" svg:x2="5.3764in" svg:y2="7.6189in"><text:p/></draw:line><draw:line draw:style-name="gr7" draw:text-style-name="P16" svg:x1="5.3764in" svg:y1="7.6244in" svg:x2="5.3764in" svg:y2="3.8449in"><text:p/></draw:line><draw:line draw:style-name="gr7" draw:text-style-name="P16" svg:x1="6.2323in" svg:y1="3.8819in" svg:x2="1.7154in" svg:y2="3.9449in"><text:p/></draw:line><draw:frame draw:style-name="gr39" draw:text-style-name="P25" svg:width="1.3567in" svg:height="0.2933in" svg:x="3.4287in" svg:y="3.7173in"><draw:text-box><text:p text:style-name="P19"><text:span text:style-name="T10">Recette suivante</text:span></text:p></draw:text-box></draw:frame><draw:custom-shape draw:style-name="gr40" draw:text-style-name="P16" svg:width="1.3335in" svg:height="0.5476in" svg:x="4.6736in" svg:y="4.5169in"><text:p/><draw:enhanced-geometry svg:viewBox="0 0 21600 21600" draw:type="rectangle" draw:enhanced-path="M 0 0 L 21600 0 21600 21600 0 21600 0 0 Z N"/></draw:custom-shape><draw:frame draw:style-name="gr23" draw:text-style-name="P24" svg:width="1.2106in" svg:height="0.4512in" svg:x="4.7543in" svg:y="4.5961in"><draw:text-box><text:p text:style-name="P26"><text:span text:style-name="T12">“</text:span><text:span text:style-name="T12">push” la recette dans resultat</text:span></text:p></draw:text-box></draw:frame><draw:custom-shape draw:style-name="gr41" draw:text-style-name="P16" svg:width="1.335in" svg:height="0.3531in" svg:x="3.4197in" svg:y="3.6799in"><text:p/><draw:enhanced-geometry svg:viewBox="0 0 21600 21600" draw:type="rectangle" draw:enhanced-path="M 0 0 L 21600 0 21600 21600 0 21600 0 0 Z N"/></draw:custom-shape><draw:line draw:style-name="gr7" draw:text-style-name="P16" svg:x1="1.6622in" svg:y1="8.0941in" svg:x2="1.6622in" svg:y2="8.6406in"><text:p/></draw:line><draw:frame draw:style-name="gr42" draw:text-style-name="P22" svg:width="0.4677in" svg:height="0.2705in" svg:x="1.1673in" svg:y="8.1354in"><draw:text-box><text:p text:style-name="P17"><text:span text:style-name="T12">Non</text:span></text:p></draw:text-box></draw:frame><draw:line draw:style-name="gr7" draw:text-style-name="P16" svg:x1="2.0122in" svg:y1="8.8039in" svg:x2="6.2079in" svg:y2="8.7382in"><text:p/></draw:line><draw:frame draw:style-name="gr8" draw:text-style-name="P21" svg:width="0.4677in" svg:height="0.2752in" svg:x="1.2598in" svg:y="2.7961in"><draw:text-box><text:p text:style-name="P17"><text:span text:style-name="T10">Oui</text:span></text:p></draw:text-box></draw:frame><draw:frame draw:style-name="gr9" draw:text-style-name="P20" svg:width="1.7567in" svg:height="0.6268in" svg:x="0.9209in" svg:y="0.7398in"><draw:text-box><text:p text:style-name="P19"><text:span text:style-name="T10">Saisie de caractères dans la barre de recherche</text:span></text:p></draw:text-box></draw:frame><draw:custom-shape draw:style-name="gr43" draw:text-style-name="P16" svg:width="1.7567in" svg:height="0.6276in" svg:x="0.9209in" svg:y="0.6882in"><text:p/><draw:enhanced-geometry svg:viewBox="0 0 21600 21600" draw:type="rectangle" draw:enhanced-path="M 0 0 L 21600 0 21600 21600 0 21600 0 0 Z N"/></draw:custom-shape><draw:line draw:style-name="gr7" draw:text-style-name="P16" svg:x1="1.7154in" svg:y1="1.339in" svg:x2="1.7154in" svg:y2="1.9236in"><text:p/></draw:line><draw:line draw:style-name="gr7" draw:text-style-name="P16" svg:x1="6.1953in" svg:y1="8.7173in" svg:x2="6.2142in" svg:y2="3.8437in"><text:p/></draw:line><draw:frame draw:style-name="gr44" draw:text-style-name="P21" svg:width="4.8685in" svg:height="0.387in" svg:x="-0.0311in" svg:y="0.1098in"><draw:text-box><text:p text:style-name="P17"><text:span text:style-name="T11">Annexe1: Algo 1, utilisant les loops natifs :</text:span></text:p></draw:text-box></draw:frame><draw:line draw:style-name="gr7" draw:text-style-name="P16" svg:x1="1.6571in" svg:y1="6.1445in" svg:x2="1.6571in" svg:y2="6.4063in"><text:p/></draw:line><draw:line draw:style-name="gr7" draw:text-style-name="P16" svg:x1="1.6945in" svg:y1="7.139in" svg:x2="1.6945in" svg:y2="7.4008in"><text:p/></draw:line><draw:custom-shape draw:style-name="gr45" draw:text-style-name="P16" svg:width="0.863in" svg:height="0.3862in" svg:x="1.2291in" svg:y="8.603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8" draw:text-style-name="P21" svg:width="0.5567in" svg:height="0.2752in" svg:x="1.4252in" svg:y="8.6882in"><draw:text-box><text:p text:style-name="P17"><text:span text:style-name="T10">Fin ?</text:span></text:p></draw:text-box></draw:frame><draw:frame draw:style-name="gr42" draw:text-style-name="P22" svg:width="0.4685in" svg:height="0.2705in" svg:x="2.126in" svg:y="8.5409in"><draw:text-box><text:p text:style-name="P17"><text:span text:style-name="T12">Non</text:span></text:p></draw:text-box></draw:frame><draw:frame draw:style-name="gr8" draw:text-style-name="P21" svg:width="0.4689in" svg:height="0.2752in" svg:x="1.2035in" svg:y="9.0201in"><draw:text-box><text:p text:style-name="P17"><text:span text:style-name="T10">Oui</text:span></text:p></draw:text-box></draw:frame><draw:frame draw:style-name="gr21" draw:text-style-name="P25" svg:width="1.3559in" svg:height="0.2949in" svg:x="0.9961in" svg:y="9.3882in"><draw:text-box><text:p text:style-name="P19"><text:span text:style-name="T10">Sortie</text:span></text:p></draw:text-box></draw:frame></draw:g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draw:g text:anchor-type="paragraph" draw:z-index="1" draw:name="Group object 2" draw:style-name="gr1"><draw:g draw:style-name="gr2"><draw:custom-shape draw:style-name="gr3" draw:text-style-name="P16" svg:width="1.9335in" svg:height="0.8213in" svg:x="0.698in" svg:y="1.505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4" draw:text-style-name="P18" svg:width="1.4496in" svg:height="0.4512in" svg:x="1.0201in" svg:y="1.7827in"><draw:text-box><text:p text:style-name="P17"><text:span text:style-name="T10">Nb </text:span><text:span text:style-name="T10">car</text:span><text:span text:style-name="T10">atèr</text:span><text:span text:style-name="T10">es </text:span><text:span text:style-name="T10">&gt;= </text:span><text:span text:style-name="T10">3 ? </text:span></text:p></draw:text-box></draw:frame></draw:g><draw:custom-shape draw:style-name="gr5" draw:text-style-name="P16" svg:width="1.7059in" svg:height="0.4697in" svg:x="0.926in" svg:y="2.8563in"><text:p/><draw:enhanced-geometry svg:viewBox="0 0 21600 21600" draw:type="rectangle" draw:enhanced-path="M 0 0 L 21600 0 21600 21600 0 21600 0 0 Z N"/></draw:custom-shape><draw:frame draw:style-name="gr6" draw:text-style-name="P20" svg:width="1.7059in" svg:height="0.4512in" svg:x="0.926in" svg:y="2.9323in"><draw:text-box><text:p text:style-name="P19"><text:span text:style-name="T10">Parc</text:span><text:span text:style-name="T10">ourir </text:span><text:span text:style-name="T10">la </text:span><text:span text:style-name="T10">liste </text:span><text:span text:style-name="T10">initial</text:span><text:span text:style-name="T10">e </text:span><text:span text:style-name="T10">des </text:span><text:span text:style-name="T10">recet</text:span><text:span text:style-name="T10">tes</text:span></text:p></draw:text-box></draw:frame><draw:line draw:style-name="gr7" draw:text-style-name="P16" svg:x1="1.6969in" svg:y1="2.315in" svg:x2="1.6969in" svg:y2="2.9012in"><text:p/></draw:line><draw:frame draw:style-name="gr8" draw:text-style-name="P21" svg:width="0.4551in" svg:height="0.2752in" svg:x="1.2543in" svg:y="2.4461in"><draw:text-box><text:p text:style-name="P17"><text:span text:style-name="T10">Oui</text:span></text:p></draw:text-box></draw:frame><draw:frame draw:style-name="gr9" draw:text-style-name="P20" svg:width="1.7059in" svg:height="0.6268in" svg:x="0.926in" svg:y="0.3843in"><draw:text-box><text:p text:style-name="P19"><text:span text:style-name="T10">Saisie de </text:span><text:span text:style-name="T10">caractères dans la </text:span><text:span text:style-name="T10">barre de recherche</text:span></text:p></draw:text-box></draw:frame><draw:custom-shape draw:style-name="gr10" draw:text-style-name="P16" svg:width="1.7059in" svg:height="0.6295in" svg:x="0.926in" svg:y="0.3323in"><text:p/><draw:enhanced-geometry svg:viewBox="0 0 21600 21600" draw:type="rectangle" draw:enhanced-path="M 0 0 L 21600 0 21600 21600 0 21600 0 0 Z N"/></draw:custom-shape><draw:line draw:style-name="gr7" draw:text-style-name="P16" svg:x1="1.6969in" svg:y1="0.9854in" svg:x2="1.6969in" svg:y2="1.5717in"><text:p/></draw:line><draw:frame draw:style-name="gr11" draw:text-style-name="P21" svg:width="5.7579in" svg:height="0.387in" svg:x="0.0008in" svg:y="-0.1366in"><draw:text-box><text:p text:style-name="P17"><text:span text:style-name="T11">Annexe 2: </text:span><text:span text:style-name="T11">Algo 2, </text:span><text:span text:style-name="T11">utilisant les </text:span><text:span text:style-name="T11">methodes </text:span><text:span text:style-name="T11">de array :</text:span></text:p></draw:text-box></draw:frame><draw:custom-shape draw:style-name="gr12" draw:text-style-name="P16" svg:width="2.2094in" svg:height="0.8512in" svg:x="0.6346in" svg:y="4.93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3" draw:text-style-name="P18" svg:width="1.6567in" svg:height="0.6268in" svg:x="1.0035in" svg:y="5.1535in"><draw:text-box><text:p text:style-name="P17"><text:span text:style-name="T10">Veri</text:span><text:span text:style-name="T10">fier </text:span><text:span text:style-name="T10">s’ils </text:span><text:span text:style-name="T10">son</text:span><text:span text:style-name="T10">t </text:span><text:span text:style-name="T10">dan</text:span><text:span text:style-name="T10">s le </text:span><text:span text:style-name="T10">no</text:span><text:span text:style-name="T10">m </text:span><text:span text:style-name="T10">de </text:span><text:span text:style-name="T10">la </text:span><text:span text:style-name="T10">rec</text:span><text:span text:style-name="T10">ette </text:span><text:span text:style-name="T10">?</text:span></text:p></draw:text-box></draw:frame><draw:custom-shape draw:style-name="gr14" draw:text-style-name="P16" svg:width="1.7059in" svg:height="0.4689in" svg:x="0.9343in" svg:y="3.8906in"><text:p/><draw:enhanced-geometry svg:viewBox="0 0 21600 21600" draw:type="rectangle" draw:enhanced-path="M 0 0 L 21600 0 21600 21600 0 21600 0 0 Z N"/></draw:custom-shape><draw:frame draw:style-name="gr6" draw:text-style-name="P20" svg:width="1.7059in" svg:height="0.4512in" svg:x="0.9343in" svg:y="3.9661in"><draw:text-box><text:p text:style-name="P19"><text:span text:style-name="T10">Pour chaque</text:span></text:p><text:p text:style-name="P19"><text:span text:style-name="T10">recette</text:span></text:p></draw:text-box></draw:frame><draw:custom-shape draw:style-name="gr15" draw:text-style-name="P16" svg:width="2.2094in" svg:height="0.7705in" svg:x="0.6709in" svg:y="6.016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3" draw:text-style-name="P16" svg:width="1.6567in" svg:height="0.6268in" svg:x="1.039in" svg:y="6.1508in"><draw:text-box><text:p text:style-name="P19"><text:span text:style-name="T10">Veri</text:span><text:span text:style-name="T10">fier </text:span><text:span text:style-name="T10">s’ils </text:span><text:span text:style-name="T10">son</text:span><text:span text:style-name="T10">t </text:span><text:span text:style-name="T10">dan</text:span><text:span text:style-name="T10">s la </text:span><text:span text:style-name="T10">des</text:span><text:span text:style-name="T10">crpt</text:span><text:span text:style-name="T10">ion </text:span><text:span text:style-name="T10">de </text:span><text:span text:style-name="T10">la </text:span><text:span text:style-name="T10">rec</text:span><text:span text:style-name="T10">ette </text:span><text:span text:style-name="T10">?</text:span></text:p></draw:text-box></draw:frame><draw:frame draw:style-name="gr16" draw:text-style-name="P22" svg:width="0.4551in" svg:height="0.3524in" svg:x="1.2626in" svg:y="5.8063in"><draw:text-box><text:p text:style-name="P17"><text:span text:style-name="T12">Non</text:span></text:p></draw:text-box></draw:frame><draw:frame draw:style-name="gr8" draw:text-style-name="P21" svg:width="0.4551in" svg:height="0.2752in" svg:x="2.9106in" svg:y="5.0681in"><draw:text-box><text:p text:style-name="P17"><text:span text:style-name="T10">Oui</text:span></text:p></draw:text-box></draw:frame><draw:line draw:style-name="gr7" draw:text-style-name="P16" svg:x1="2.8528in" svg:y1="5.3709in" svg:x2="3.4213in" svg:y2="5.3709in"><text:p/></draw:line><draw:frame draw:style-name="gr17" draw:text-style-name="P22" svg:width="0.4551in" svg:height="0.3516in" svg:x="1.2453in" svg:y="6.8035in"><draw:text-box><text:p text:style-name="P17"><text:span text:style-name="T12">Non</text:span></text:p></draw:text-box></draw:frame><draw:line draw:style-name="gr7" draw:text-style-name="P16" svg:x1="1.7764in" svg:y1="8.6492in" svg:x2="1.7764in" svg:y2="9.0244in"><text:p/></draw:line><draw:custom-shape draw:style-name="gr15" draw:text-style-name="P16" svg:width="2.2094in" svg:height="0.7705in" svg:x="0.6709in" svg:y="7.013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3" draw:text-style-name="P16" svg:width="1.6567in" svg:height="0.6268in" svg:x="1.039in" svg:y="7.1472in"><draw:text-box><text:p text:style-name="P19"><text:span text:style-name="T10">Verifier s’ils sont dans les ingrédients de la recette ?</text:span></text:p></draw:text-box></draw:frame><draw:line draw:style-name="gr7" draw:text-style-name="P16" svg:x1="1.7937in" svg:y1="4.4016in" svg:x2="1.7937in" svg:y2="4.9689in"><text:p/></draw:line><draw:line draw:style-name="gr7" draw:text-style-name="P16" svg:x1="1.7937in" svg:y1="3.3681in" svg:x2="1.7937in" svg:y2="3.9354in"><text:p/></draw:line><draw:custom-shape draw:style-name="gr18" draw:text-style-name="P16" svg:width="1.4307in" svg:height="0.4689in" svg:x="3.3697in" svg:y="5.1091in"><text:p/><draw:enhanced-geometry svg:viewBox="0 0 21600 21600" draw:type="rectangle" draw:enhanced-path="M 0 0 L 21600 0 21600 21600 0 21600 0 0 Z N"/></draw:custom-shape><draw:frame draw:style-name="gr6" draw:text-style-name="P20" svg:width="1.3169in" svg:height="0.4512in" svg:x="3.3701in" svg:y="5.148in"><draw:text-box><text:p text:style-name="P19"><text:span text:style-name="T10">Mettre nomMatch = oui</text:span></text:p></draw:text-box></draw:frame><draw:frame draw:style-name="gr8" draw:text-style-name="P21" svg:width="0.4551in" svg:height="0.2752in" svg:x="2.9106in" svg:y="6.1016in"><draw:text-box><text:p text:style-name="P17"><text:span text:style-name="T10">Oui</text:span></text:p></draw:text-box></draw:frame><draw:line draw:style-name="gr7" draw:text-style-name="P16" svg:x1="2.8528in" svg:y1="6.4059in" svg:x2="3.4213in" svg:y2="6.4059in"><text:p/></draw:line><draw:custom-shape draw:style-name="gr19" draw:text-style-name="P16" svg:width="1.4307in" svg:height="0.4697in" svg:x="3.3697in" svg:y="6.1433in"><text:p/><draw:enhanced-geometry svg:viewBox="0 0 21600 21600" draw:type="rectangle" draw:enhanced-path="M 0 0 L 21600 0 21600 21600 0 21600 0 0 Z N"/></draw:custom-shape><draw:frame draw:style-name="gr20" draw:text-style-name="P23" svg:width="1.478in" svg:height="0.4252in" svg:x="3.3224in" svg:y="6.1917in"><draw:text-box><text:p text:style-name="P19"><text:span text:style-name="T12">Mettre descrptMatch = oui</text:span></text:p></draw:text-box></draw:frame><draw:frame draw:style-name="gr8" draw:text-style-name="P21" svg:width="0.4551in" svg:height="0.2752in" svg:x="2.9106in" svg:y="7.0988in"><draw:text-box><text:p text:style-name="P17"><text:span text:style-name="T10">Oui</text:span></text:p></draw:text-box></draw:frame><draw:line draw:style-name="gr7" draw:text-style-name="P16" svg:x1="2.8528in" svg:y1="7.4028in" svg:x2="3.4213in" svg:y2="7.4028in"><text:p/></draw:line><draw:custom-shape draw:style-name="gr18" draw:text-style-name="P16" svg:width="1.4307in" svg:height="0.4689in" svg:x="3.3697in" svg:y="7.1035in"><text:p/><draw:enhanced-geometry svg:viewBox="0 0 21600 21600" draw:type="rectangle" draw:enhanced-path="M 0 0 L 21600 0 21600 21600 0 21600 0 0 Z N"/></draw:custom-shape><draw:frame draw:style-name="gr20" draw:text-style-name="P23" svg:width="1.5441in" svg:height="0.4252in" svg:x="3.3343in" svg:y="7.1425in"><draw:text-box><text:p text:style-name="P19"><text:span text:style-name="T12">Mettre ingredientMatch = oui</text:span></text:p></draw:text-box></draw:frame><draw:line draw:style-name="gr7" draw:text-style-name="P16" svg:x1="4.7858in" svg:y1="5.2972in" svg:x2="5.3543in" svg:y2="5.2972in"><text:p/></draw:line><draw:line draw:style-name="gr7" draw:text-style-name="P16" svg:x1="4.7858in" svg:y1="6.3681in" svg:x2="5.3543in" svg:y2="6.3681in"><text:p/></draw:line><draw:line draw:style-name="gr7" draw:text-style-name="P16" svg:x1="4.8in" svg:y1="7.2827in" svg:x2="5.3685in" svg:y2="7.2827in"><text:p/></draw:line><draw:line draw:style-name="gr7" draw:text-style-name="P16" svg:x1="5.3689in" svg:y1="7.2878in" svg:x2="5.3689in" svg:y2="3.498in"><text:p/></draw:line><draw:line draw:style-name="gr7" draw:text-style-name="P16" svg:x1="6.2004in" svg:y1="3.5354in" svg:x2="1.8134in" svg:y2="3.5984in"><text:p/></draw:line><draw:frame draw:style-name="gr21" draw:text-style-name="P24" svg:width="1.3169in" svg:height="0.2949in" svg:x="3.478in" svg:y="3.3697in"><draw:text-box><text:p text:style-name="P19"><text:span text:style-name="T12">Recette suivante</text:span></text:p></draw:text-box></draw:frame><draw:custom-shape draw:style-name="gr22" draw:text-style-name="P16" svg:width="1.2953in" svg:height="0.5496in" svg:x="4.687in" svg:y="4.1709in"><text:p/><draw:enhanced-geometry svg:viewBox="0 0 21600 21600" draw:type="rectangle" draw:enhanced-path="M 0 0 L 21600 0 21600 21600 0 21600 0 0 Z N"/></draw:custom-shape><draw:frame draw:style-name="gr23" draw:text-style-name="P25" svg:width="1.176in" svg:height="0.4512in" svg:x="4.7646in" svg:y="4.2508in"><draw:text-box><text:p text:style-name="P19"><text:span text:style-name="T10">Mettre dans resultat</text:span></text:p></draw:text-box></draw:frame><draw:custom-shape draw:style-name="gr24" draw:text-style-name="P16" svg:width="1.2953in" svg:height="0.3539in" svg:x="3.4697in" svg:y="3.3327in"><text:p/><draw:enhanced-geometry svg:viewBox="0 0 21600 21600" draw:type="rectangle" draw:enhanced-path="M 0 0 L 21600 0 21600 21600 0 21600 0 0 Z N"/></draw:custom-shape><draw:line draw:style-name="gr7" draw:text-style-name="P16" svg:x1="1.7618in" svg:y1="7.7591in" svg:x2="1.7618in" svg:y2="8.3071in"><text:p/></draw:line><draw:frame draw:style-name="gr25" draw:text-style-name="P22" svg:width="0.4551in" svg:height="0.2594in" svg:x="1.2815in" svg:y="7.8008in"><draw:text-box><text:p text:style-name="P17"><text:span text:style-name="T12">Non</text:span></text:p></draw:text-box></draw:frame><draw:line draw:style-name="gr7" draw:text-style-name="P16" svg:x1="2.0303in" svg:y1="8.4693in" svg:x2="6.178in" svg:y2="8.4035in"><text:p/></draw:line><draw:line draw:style-name="gr7" draw:text-style-name="P16" svg:x1="6.1646in" svg:y1="8.3839in" svg:x2="6.1827in" svg:y2="3.4969in"><text:p/></draw:line><draw:line draw:style-name="gr7" draw:text-style-name="P16" svg:x1="1.7567in" svg:y1="5.8039in" svg:x2="1.7567in" svg:y2="6.0665in"><text:p/></draw:line><draw:line draw:style-name="gr7" draw:text-style-name="P16" svg:x1="1.7925in" svg:y1="6.8008in" svg:x2="1.7925in" svg:y2="7.0634in"><text:p/></draw:line><draw:custom-shape draw:style-name="gr26" draw:text-style-name="P16" svg:width="0.6831in" svg:height="0.3878in" svg:x="1.4252in" svg:y="8.269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8" draw:text-style-name="P21" svg:width="0.5406in" svg:height="0.2752in" svg:x="1.5315in" svg:y="8.3551in"><draw:text-box><text:p text:style-name="P17"><text:span text:style-name="T10">Fin ?</text:span></text:p></draw:text-box></draw:frame><draw:frame draw:style-name="gr25" draw:text-style-name="P22" svg:width="0.4551in" svg:height="0.2594in" svg:x="2.1406in" svg:y="8.2071in"><draw:text-box><text:p text:style-name="P17"><text:span text:style-name="T12">Non</text:span></text:p></draw:text-box></draw:frame><draw:frame draw:style-name="gr8" draw:text-style-name="P21" svg:width="0.4551in" svg:height="0.2752in" svg:x="1.3169in" svg:y="8.687in"><draw:text-box><text:p text:style-name="P17"><text:span text:style-name="T10">Oui</text:span></text:p></draw:text-box></draw:frame><draw:frame draw:style-name="gr27" draw:text-style-name="P25" svg:width="1.3169in" svg:height="0.2953in" svg:x="1.1146in" svg:y="9.0563in"><draw:text-box><text:p text:style-name="P19"><text:span text:style-name="T10">Sortie</text:span></text:p></draw:text-box></draw:frame></draw:g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_20_large" draw:display-name="Arrow large" svg:viewBox="0 0 20 40" svg:d="M0 40l10-40 10 40z"/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0:34:19.670023385</meta:creation-date>
    <dc:date>2025-02-28T19:37:16.478029438</dc:date>
    <meta:editing-duration>PT44M57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3" meta:paragraph-count="17" meta:word-count="131" meta:character-count="816" meta:non-whitespace-character-count="708"/>
  </office:meta>
</office:document-meta>
</file>